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dash" draw:stroke-dash="Dashed_20__28_var_29__20_4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02cm" fo:min-width="1.193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443cm" fo:min-width="1.828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6.037cm" fo:min-width="1.746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.348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4.406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4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3.348cm" fo:min-width="7.3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cc9900" draw:stroke-linejoin="round" draw:fill="none" draw:textarea-vertical-align="middle" draw:auto-grow-height="false" draw:fit-to-size="false" style:shrink-to-fit="false" fo:min-height="4.702cm" fo:min-width="6.715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cc9900" draw:stroke-linejoin="round" draw:fill="none" draw:textarea-vertical-align="middle" draw:auto-grow-height="false" draw:fit-to-size="false" style:shrink-to-fit="false" fo:min-height="7.386cm" fo:min-width="14.91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cc9900" draw:stroke-linejoin="miter" draw:fill="none" draw:textarea-vertical-align="middle" draw:auto-grow-height="false" draw:fit-to-size="false" style:shrink-to-fit="false" fo:min-height="1.351cm" fo:min-width="3.504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cc99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75cm" fo:min-width="5.3cm"/>
    </style:style>
    <style:style style:name="gr26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6.964cm" fo:min-width="6.854cm"/>
    </style:style>
    <style:style style:name="pr1" style:family="presentation" style:parent-style-name="secondImpress-title">
      <style:graphic-properties draw:auto-grow-height="false" fo:min-height="3.181cm"/>
    </style:style>
    <style:style style:name="pr2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3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secondImpress-outline1">
      <style:graphic-properties draw:auto-grow-height="false" fo:min-height="11.049cm"/>
    </style:style>
    <style:style style:name="pr5" style:family="presentation" style:parent-style-name="secondImpress-notes">
      <style:graphic-properties draw:fill-color="#ffffff" draw:auto-grow-height="true" fo:min-height="12.262cm"/>
    </style:style>
    <style:style style:name="pr6" style:family="presentation" style:parent-style-name="secondImpres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secondImpress-title">
      <style:graphic-properties fo:min-height="3.232cm"/>
    </style:style>
    <style:style style:name="pr8" style:family="presentation" style:parent-style-name="secondImpress-notes">
      <style:graphic-properties draw:fill-color="#ffffff" fo:min-height="12.262cm"/>
    </style:style>
    <style:style style:name="P1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simple" style:writing-mode="lr-tb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6" style:family="paragraph">
      <loext:graphic-properties draw:fill-color="#ffffff"/>
      <style:text-properties fo:font-size="25.7999992370605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ffff" draw:opacity="0%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Firewalls</presentation:footer-decl>
      <draw:page draw:name="page1" draw:style-name="dp1" draw:master-page-name="secondImpress" presentation:presentation-page-layout-name="AL1T0" presentation:use-footer-name="ftr1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Firewalls<text:line-break/></text:p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Evolution of Firewalls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Evolution of Firewall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hen organizations first had access to the internet, typically only a small number of people wanted access to the internet.</text:p>
              </text:list-item>
              <text:list-item>
                <text:p>Acess to the internet was provided by a internet gateway, a machine with two network cards, one connected to the internet, the other connected to the corporate network (LAN). </text:p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Evolution of Firewalls" draw:style-name="dp3" draw:master-page-name="secondImpress" presentation:use-footer-name="ftr1">
        <draw:custom-shape draw:name="Footer Placeholder 4" draw:style-name="gr2" draw:text-style-name="P4" draw:layer="layout" svg:width="8.042cm" svg:height="1.269cm" svg:x="8.678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Evolution of Firewall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sers would then logon to this host to access the Internet.</text:p>
              </text:list-item>
              <text:list-item>
                <text:p>Once logged on, typically the user would use email, telnet and ftp (this was before the Web). <text:s/></text:p>
              </text:list-item>
            </text:list>
          </draw:text-box>
        </draw:frame>
        <presentation:notes draw:style-name="dp2">
          <draw:custom-shape draw:name="Rectangle 7" draw:style-name="gr3" draw:text-style-name="P4" draw:layer="layout" svg:width="7.972cm" svg:height="1.362cm" svg:x="10.425cm" svg:y="25.889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3.625cm" svg:height="10.221cm" svg:x="2.386cm" svg:y="2.042cm" draw:page-number="3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Firewalls - Two Main Types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Firewalls - Two Main Type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The above was replaced by two types of firewall</text:p>
                <text:list>
                  <text:list-item>
                    <text:p>Packet Filtering (IP layer)</text:p>
                  </text:list-item>
                  <text:list-item>
                    <text:p>Proxy Servers (Application Layer)</text:p>
                  </text:list-item>
                </text:list>
              </text:list-item>
              <text:list-item>
                <text:p>Both provide a certain level of security (from the Internet) to an Enclave.</text:p>
              </text:list-item>
            </text:list>
            <text:p/>
            <text:p/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4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Firewall and Enclave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Firewall and Enclave</text:p>
          </draw:text-box>
        </draw:frame>
        <draw:custom-shape draw:name="Oval 3" draw:style-name="gr4" draw:text-style-name="P4" draw:layer="layout" svg:width="3.597cm" svg:height="8.466cm" svg:x="16.298cm" svg:y="5.9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4" draw:style-name="gr5" draw:text-style-name="P4" draw:layer="layout" svg:width="3.09cm" svg:height="2.281cm" svg:x="16.298cm" svg:y="8.255cm">
          <text:p text:style-name="P6"><text:span text:style-name="T2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4" draw:layer="layout" svg:width="3.386cm" svg:height="2.327cm" svg:x="10.795cm" svg:y="8.678cm">
          <text:p text:style-name="P6"><text:span text:style-name="T2">f</text:span><text:span text:style-name="T2">i</text:span><text:span text:style-name="T2">r</text:span><text:span text:style-name="T2">e</text:span><text:span text:style-name="T2">w</text:span><text:span text:style-name="T2">a</text:span><text:span text:style-name="T2">l</text:span><text:span text:style-name="T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" draw:text-style-name="P4" draw:layer="layout" svg:width="7.619cm" svg:height="9.312cm" svg:x="3.175cm" svg:y="5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7" draw:text-style-name="P4" draw:layer="layout" svg:x1="14.181cm" svg:y1="9.736cm" svg:x2="16.298cm" svg:y2="9.736cm">
          <text:p/>
        </draw:line>
        <draw:custom-shape draw:name="Rectangle 8" draw:style-name="gr8" draw:text-style-name="P4" draw:layer="layout" svg:width="1.269cm" svg:height="1.481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4" draw:layer="layout" svg:width="1.269cm" svg:height="1.481cm" svg:x="7.62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4" draw:layer="layout" svg:width="1.269cm" svg:height="1.481cm" svg:x="4.657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4" draw:layer="layout" svg:width="1.269cm" svg:height="1.481cm" svg:x="6.562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4" draw:layer="layout" svg:width="1.269cm" svg:height="1.481cm" svg:x="7.83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9" draw:text-style-name="P4" draw:layer="layout" svg:width="3.231cm" svg:height="1.267cm" svg:x="5.671cm" svg:y="14.72cm">
          <text:p text:style-name="P6"><text:span text:style-name="T2">E</text:span><text:span text:style-name="T2">n</text:span><text:span text:style-name="T2">c</text:span><text:span text:style-name="T2">l</text:span><text:span text:style-name="T2">a</text:span><text:span text:style-name="T2">v</text:span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5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acket Filtering Firewalls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Packet Filtering Firewall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Before Packet Filtering Firewalls were available, routers were used to provide packet filtering. </text:p>
              </text:list-item>
              <text:list-item>
                <text:p>The routing tables of routers could be configured to only allow certain packets into the LAN.</text:p>
              </text:list-item>
              <text:list-item>
                <text:p>This evolved into Packet Filtering Firewalls. </text:p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6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acket Filtering Firewalls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Packet Filtering Firewall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Packet Filtering Firewalls examine TCP/IP packets and filter them based on</text:p>
                <text:list>
                  <text:list-item>
                    <text:p>Source address</text:p>
                  </text:list-item>
                  <text:list-item>
                    <text:p>Destination address</text:p>
                  </text:list-item>
                  <text:list-item>
                    <text:p>Protocol (Source and Destination port number)</text:p>
                    <text:p/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3" draw:text-style-name="P4" draw:layer="layout" svg:width="7.972cm" svg:height="1.362cm" svg:x="10.425cm" svg:y="25.889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3.625cm" svg:height="10.221cm" svg:x="2.386cm" svg:y="2.042cm" draw:page-number="7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acket Filtering Firewalls (cont.)" draw:style-name="dp3" draw:master-page-name="secondImpress" presentation:use-footer-name="ftr1">
        <draw:frame draw:name="Rectangle 2" presentation:style-name="pr1" draw:layer="layout" svg:width="21.589cm" svg:height="3.181cm" svg:x="1.905cm" svg:y="0.843cm" presentation:class="title" presentation:user-transformed="true">
          <draw:text-box>
            <text:p>Packet Filtering Firewalls (cont.)</text:p>
          </draw:text-box>
        </draw:frame>
        <draw:frame draw:name="Rectangle 3" presentation:style-name="pr4" draw:layer="layout" svg:width="21.589cm" svg:height="12.276cm" svg:x="1.905cm" svg:y="4.233cm" presentation:class="outline" presentation:user-transformed="true">
          <draw:text-box>
            <text:list text:style-name="L3">
              <text:list-item>
                <text:p>Packet Filtering Firewalls can be used to for example</text:p>
                <text:list>
                  <text:list-item>
                    <text:p>prohibit all telnet (port 23) access into a site.</text:p>
                  </text:list-item>
                  <text:list-item>
                    <text:p>only allow Web access to a specified Web server</text:p>
                  </text:list-item>
                  <text:list-item>
                    <text:p>prohibit all TCP/IP connections to certain machines.</text:p>
                  </text:list-item>
                  <text:list-item>
                    <text:p>prohibit all connections on a specific port from outside the site. 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8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acket Filtering Firewalls (cont.)" draw:style-name="dp3" draw:master-page-name="secondImpress" presentation:use-footer-name="ftr1">
        <draw:custom-shape draw:name="Footer Placeholder 4" draw:style-name="gr10" draw:text-style-name="P4" draw:layer="layout" svg:width="8.042cm" svg:height="1.269cm" svg:x="8.678cm" svg:y="17.357cm">
          <text:p text:style-name="P6"><text:span text:style-name="T3">Secur</text:span><text:span text:style-name="T3">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5" draw:style-name="gr10" draw:text-style-name="P4" draw:layer="layout" svg:width="5.291cm" svg:height="1.269cm" svg:x="18.203cm" svg:y="17.357cm">
          <text:p text:style-name="P5"><text:span text:style-name="T3"><text:page-number>&lt;number&gt;</text:page-number>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layer="layout" svg:width="21.589cm" svg:height="3.181cm" svg:x="1.905cm" svg:y="0.843cm" presentation:class="title" presentation:user-transformed="true">
          <draw:text-box>
            <text:p>Packet Filtering Firewalls (cont.)</text:p>
          </draw:text-box>
        </draw:frame>
        <draw:frame draw:name="Rectangle 3" presentation:style-name="pr4" draw:layer="layout" svg:width="21.589cm" svg:height="12.276cm" svg:x="1.905cm" svg:y="4.233cm" presentation:class="outline" presentation:user-transformed="true">
          <draw:text-box>
            <text:list text:style-name="L3">
              <text:list-item>
                <text:p>Packet Filtering Firewalls can be used to for example</text:p>
                <text:list>
                  <text:list-item>
                    <text:p>Allow only HTTP (port 80) traffic</text:p>
                  </text:list-item>
                  <text:list-item>
                    <text:p>only allow ftp’ing of data into a site</text:p>
                  </text:list-item>
                </text:list>
              </text:list-item>
              <text:list-item>
                <text:p>[Filtering decisions based on source IP address are unsafe as source addresses can be forged.]</text:p>
              </text:list-item>
            </text:list>
          </draw:text-box>
        </draw:frame>
        <presentation:notes draw:style-name="dp2">
          <draw:custom-shape draw:name="Rectangle 7" draw:style-name="gr3" draw:text-style-name="P4" draw:layer="layout" svg:width="7.972cm" svg:height="1.362cm" svg:x="10.425cm" svg:y="25.889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3.625cm" svg:height="10.221cm" svg:x="2.386cm" svg:y="2.042cm" draw:page-number="9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roxy Server/ Application Gateway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Proxy Server/ Application Gateway</text:p>
          </draw:text-box>
        </draw:frame>
        <draw:frame draw:name="Rectangle 3" presentation:style-name="pr4" draw:layer="layout" svg:width="21.801cm" svg:height="12.276cm" svg:x="1.905cm" svg:y="4.445cm" presentation:class="outline" presentation:user-transformed="true">
          <draw:text-box>
            <text:list text:style-name="L3">
              <text:list-item>
                <text:p>Two problems with Packet Filters </text:p>
                <text:list>
                  <text:list-item>
                    <text:p>They can not impose restrictions on users of a service</text:p>
                  </text:list-item>
                  <text:list-item>
                    <text:p>The IP address of the client is exposed in a TCP/IP connection.</text:p>
                  </text:list-item>
                </text:list>
              </text:list-item>
              <text:list-item>
                <text:p>Proxy Servers, also known as Application Gateways address both these issues.</text:p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0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roxy Server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Proxy Server</text:p>
          </draw:text-box>
        </draw:frame>
        <draw:line draw:name="Line 3" draw:style-name="gr11" draw:text-style-name="P4" draw:layer="layout" svg:x1="8.043cm" svg:y1="10.583cm" svg:x2="11.006cm" svg:y2="10.583cm">
          <text:p/>
        </draw:line>
        <draw:custom-shape draw:name="Rectangle 4" draw:style-name="gr8" draw:text-style-name="P4" draw:layer="layout" svg:width="2.327cm" svg:height="1.904cm" svg:x="3.598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4" draw:layer="layout" svg:width="4.656cm" svg:height="5.926cm" svg:x="11.007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1" draw:text-style-name="P4" draw:layer="layout" svg:x1="8.043cm" svg:y1="4.868cm" svg:x2="8.043cm" svg:y2="15.24cm">
          <text:p/>
        </draw:line>
        <draw:custom-shape draw:name="Rectangle 7" draw:style-name="gr8" draw:text-style-name="P4" draw:layer="layout" svg:width="2.327cm" svg:height="1.904cm" svg:x="3.59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4" draw:text-style-name="P4" draw:layer="layout" svg:width="3.174cm" svg:height="8.677cm" svg:x="18.838cm" svg:y="5.9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7" draw:text-style-name="P4" draw:layer="layout" svg:x1="15.663cm" svg:y1="10.583cm" svg:x2="18.838cm" svg:y2="10.583cm">
          <text:p/>
        </draw:line>
        <draw:custom-shape draw:name="Text Box 10" draw:style-name="gr9" draw:text-style-name="P4" draw:layer="layout" svg:width="3.094cm" svg:height="1.267cm" svg:x="19.048cm" svg:y="9.102cm">
          <text:p text:style-name="P6"><text:span text:style-name="T2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" draw:text-style-name="P4" draw:layer="layout" svg:x1="5.926cm" svg:y1="6.561cm" svg:x2="8.043cm" svg:y2="6.561cm">
          <text:p/>
        </draw:line>
        <draw:line draw:name="Line 12" draw:style-name="gr7" draw:text-style-name="P4" draw:layer="layout" svg:x1="5.926cm" svg:y1="10.16cm" svg:x2="8.043cm" svg:y2="10.16cm">
          <text:p/>
        </draw:line>
        <draw:custom-shape draw:name="Rectangle 13" draw:style-name="gr8" draw:text-style-name="P4" draw:layer="layout" svg:width="2.327cm" svg:height="1.904cm" svg:x="3.59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7" draw:text-style-name="P4" draw:layer="layout" svg:x1="5.926cm" svg:y1="13.335cm" svg:x2="8.043cm" svg:y2="13.335cm">
          <text:p/>
        </draw:line>
        <draw:custom-shape draw:name="Oval 15" draw:style-name="gr4" draw:text-style-name="P4" draw:layer="layout" svg:width="0.634cm" svg:height="1.481cm" svg:x="12.912cm" svg:y="8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4" draw:text-style-name="P4" draw:layer="layout" svg:width="0.634cm" svg:height="1.481cm" svg:x="19.473cm" svg:y="4.6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17" draw:style-name="gr12" draw:text-style-name="P7" draw:layer="layout" svg:width="5.926cm" svg:height="3.597cm" svg:x="13.547cm" svg:y="5.3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Oval 18" draw:style-name="gr4" draw:text-style-name="P4" draw:layer="layout" svg:width="0.634cm" svg:height="1.481cm" svg:x="4.445cm" svg:y="5.9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19" draw:style-name="gr12" draw:text-style-name="P7" draw:layer="layout" svg:width="7.923cm" svg:height="1.803cm" draw:transform="rotate (-3.14159265358979) translate (12.912cm 8.996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 Box 20" draw:style-name="gr9" draw:text-style-name="P4" draw:layer="layout" svg:width="5.338cm" svg:height="1.013cm" svg:x="11.019cm" svg:y="5.715cm">
          <text:p text:style-name="P6"><text:span text:style-name="T4">TCP/IP 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8" draw:layer="layout" svg:x1="11cm" svg:y1="15.2cm" svg:x2="12.912cm" svg:y2="9.736cm">
          <text:p/>
        </draw:line>
        <draw:frame draw:style-name="gr14" draw:text-style-name="P9" draw:layer="layout" svg:width="4.168cm" svg:height="0.962cm" svg:x="11.6cm" svg:y="15.2cm">
          <draw:text-box>
            <text:p>Proxy Server</text:p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1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roxy Web Server Inside a Firewall" draw:style-name="dp3" draw:master-page-name="secondImpress" presentation:use-footer-name="ftr1">
        <draw:frame draw:name="Rectangle 2" presentation:style-name="pr1" draw:layer="layout" svg:width="21.589cm" svg:height="3.181cm" svg:x="1.905cm" svg:y="0.843cm" presentation:class="title" presentation:user-transformed="true">
          <draw:text-box>
            <text:p>Proxy Web Server plus Packet Filtering Firewall</text:p>
          </draw:text-box>
        </draw:frame>
        <draw:g draw:name="Group 29">
          <draw:custom-shape draw:name="Text Box 19" draw:style-name="gr9" draw:text-style-name="P10" draw:layer="layout" svg:width="5.139cm" svg:height="1.013cm" svg:x="1.301cm" svg:y="4.868cm">
            <text:p text:style-name="P6"><text:span text:style-name="T4">Proxy Web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">
            <draw:custom-shape draw:name="Rectangle 3" draw:style-name="gr15" draw:text-style-name="P4" draw:layer="layout" svg:width="1.692cm" svg:height="1.269cm" svg:x="4.657cm" svg:y="8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" draw:style-name="gr15" draw:text-style-name="P4" draw:layer="layout" svg:width="1.692cm" svg:height="1.269cm" svg:x="9.313cm" svg:y="5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" draw:style-name="gr15" draw:text-style-name="P4" draw:layer="layout" svg:width="1.692cm" svg:height="1.269cm" svg:x="4.657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16" draw:text-style-name="P4" draw:layer="layout" svg:width="2.327cm" svg:height="1.692cm" svg:x="4.657cm" svg:y="5.9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15" draw:text-style-name="P4" draw:layer="layout" svg:width="1.692cm" svg:height="1.269cm" svg:x="4.657cm" svg:y="13.12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" draw:style-name="gr11" draw:text-style-name="P4" draw:layer="layout" svg:x1="11.006cm" svg:y1="6.138cm" svg:x2="13.97cm" svg:y2="6.138cm">
              <text:p/>
            </draw:line>
            <draw:custom-shape draw:name="Text Box 9" draw:style-name="gr9" draw:text-style-name="P10" draw:layer="layout" svg:width="3.738cm" svg:height="1.013cm" svg:x="9.948cm" svg:y="4.233cm">
              <text:p text:style-name="P6"><text:span text:style-name="T4">Packet Filt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0" draw:style-name="gr7" draw:text-style-name="P4" draw:layer="layout" svg:x1="7.62cm" svg:y1="5.08cm" svg:x2="7.62cm" svg:y2="15.663cm">
              <text:p/>
            </draw:line>
            <draw:line draw:name="Line 11" draw:style-name="gr7" draw:text-style-name="P4" draw:layer="layout" svg:x1="7.62cm" svg:y1="6.138cm" svg:x2="9.313cm" svg:y2="6.138cm">
              <text:p/>
            </draw:line>
            <draw:line draw:name="Line 12" draw:style-name="gr7" draw:text-style-name="P4" draw:layer="layout" svg:x1="5.715cm" svg:y1="6.985cm" svg:x2="7.62cm" svg:y2="6.985cm">
              <text:p/>
            </draw:line>
            <draw:line draw:name="Line 13" draw:style-name="gr7" draw:text-style-name="P4" draw:layer="layout" svg:x1="6.35cm" svg:y1="9.101cm" svg:x2="7.62cm" svg:y2="9.101cm">
              <text:p/>
            </draw:line>
            <draw:line draw:name="Line 14" draw:style-name="gr7" draw:text-style-name="P4" draw:layer="layout" svg:x1="6.35cm" svg:y1="11.641cm" svg:x2="7.62cm" svg:y2="11.641cm">
              <text:p/>
            </draw:line>
            <draw:line draw:name="Line 15" draw:style-name="gr7" draw:text-style-name="P4" draw:layer="layout" svg:x1="6.35cm" svg:y1="13.758cm" svg:x2="7.62cm" svg:y2="13.758cm">
              <text:p/>
            </draw:line>
            <draw:custom-shape draw:name="Text Box 16" draw:style-name="gr9" draw:text-style-name="P10" draw:layer="layout" svg:width="1.807cm" svg:height="1.013cm" svg:x="7.368cm" svg:y="15.558cm">
              <text:p text:style-name="P6"><text:span text:style-name="T4">LA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Oval 17" draw:style-name="gr17" draw:text-style-name="P4" draw:layer="layout" svg:width="3.174cm" svg:height="8.889cm" svg:x="13.547cm" svg:y="4.65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18" draw:style-name="gr9" draw:text-style-name="P10" draw:layer="layout" svg:width="2.45cm" svg:height="1.013cm" svg:x="13.97cm" svg:y="8.043cm">
              <text:p text:style-name="P6"><text:span text:style-name="T4">intern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Oval 20" draw:style-name="gr18" draw:text-style-name="P4" draw:layer="layout" svg:width="0.422cm" svg:height="0.846cm" svg:x="5.292cm" svg:y="6.56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1" draw:style-name="gr18" draw:text-style-name="P4" draw:layer="layout" svg:width="0.422cm" svg:height="0.846cm" svg:x="5.292cm" svg:y="11.21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22" draw:style-name="gr19" draw:text-style-name="P7" draw:layer="layout" svg:width="0.003cm" svg:height="4.656cm" draw:transform="rotate (-3.14159265358979) translate (5.288cm 11.642cm)">
              <text:p/>
              <draw:enhanced-geometry draw:mirror-horizontal="true" draw:mirror-vertical="false" svg:viewBox="0 0 0 0" draw:text-areas="0 0 ?f2 ?f3" draw:type="ooxml-bentConnector3" draw:modifiers="-46400014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Oval 23" draw:style-name="gr18" draw:text-style-name="P4" draw:layer="layout" svg:width="0.422cm" svg:height="0.846cm" svg:x="13.335cm" svg:y="9.7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24" draw:style-name="gr20" draw:text-style-name="P7" draw:layer="layout" svg:width="7.831cm" svg:height="3.597cm" draw:transform="rotate (-3.14159265358979) translate (13.335cm 10.16cm)">
              <text:p/>
              <draw:enhanced-geometry draw:mirror-horizontal="false" draw:mirror-vertical="false" svg:viewBox="0 0 0 0" draw:text-areas="0 0 ?f4 ?f5" draw:type="ooxml-bentConnector4" draw:modifiers="48648 152083" draw:enhanced-path="M 0 0 L ?f0 0 ?f0 ?f2 ?f4 ?f2 ?f4 ?f5 F N">
                <draw:equation draw:name="f0" draw:formula="logwidth*$0 /100000"/>
                <draw:equation draw:name="f1" draw:formula="(?f0 +logwidth)/2"/>
                <draw:equation draw:name="f2" draw:formula="logheight*$1 /100000"/>
                <draw:equation draw:name="f3" draw:formula="(0+?f2 )/2"/>
                <draw:equation draw:name="f4" draw:formula="logwidth"/>
                <draw:equation draw:name="f5" draw:formula="logheight"/>
                <draw:handle draw:handle-position="?f0 ?f3" draw:handle-range-x-maximum="2147483647" draw:handle-range-x-minimum="-2147483647"/>
                <draw:handle draw:handle-position="?f1 ?f2" draw:handle-range-y-maximum="2147483647" draw:handle-range-y-minimum="-2147483647"/>
              </draw:enhanced-geometry>
            </draw:custom-shape>
          </draw:g>
        </draw:g>
        <presentation:notes draw:style-name="dp2">
          <draw:frame draw:name="Rectangle 7" presentation:style-name="pr2" draw:text-style-name="P11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2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Alternative Firewall Configurations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Proxy Web Server plus Packet Filtering Firewall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Typically Packet Level Filters and Proxy Server or Application Gateways are used together.</text:p>
              </text:list-item>
              <text:list-item>
                <text:p>The Packet Filter blocks all traffic on a specific port except to the Proxy Server.</text:p>
              </text:list-item>
              <text:list-item>
                <text:p>The Proxy Server can then filter the service requests.</text:p>
              </text:list-item>
              <text:list-item>
                <text:p>A Proxy Server can also boost performance by caching data.</text:p>
              </text:list-item>
            </text:list>
            <text:p/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3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roxy Web Servers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Proxy Web Server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Clients (Chrome, Firefox, IE) must be <text:s/>configured to send all requests to the Proxy Server. </text:p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4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econdImpress" presentation:presentation-page-layout-name="AL1T0" presentation:use-footer-name="ftr1">
        <draw:frame draw:name="Title 1" presentation:style-name="pr1" draw:layer="layout" svg:width="21.174cm" svg:height="3.181cm" svg:x="2.54cm" svg:y="5.076cm" presentation:class="title" presentation:user-transformed="true">
          <draw:text-box>
            <text:p>Network Address Translation</text:p>
          </draw:text-box>
        </draw:frame>
        <presentation:notes draw:style-name="dp4">
          <draw:page-thumbnail draw:style-name="gr1" draw:layer="layout" svg:width="13.008cm" svg:height="10.218cm" svg:x="2.693cm" svg:y="2.07cm" draw:page-number="15" presentation:class="page"/>
          <draw:frame presentation:style-name="pr5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Network Address Translation" draw:style-name="dp3" draw:master-page-name="secondImpress" presentation:presentation-page-layout-name="AL2T11" presentation:use-footer-name="ftr1">
        <draw:frame draw:name="Title 1" presentation:style-name="pr1" draw:layer="layout" svg:width="22.859cm" svg:height="3.181cm" svg:x="1.27cm" svg:y="0.764cm" presentation:class="title" presentation:user-transformed="true">
          <draw:text-box>
            <text:p>Network Address Translation</text:p>
          </draw:text-box>
        </draw:frame>
        <draw:frame draw:name="Content Placeholder 2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llows the use of one set of network addresses internally and another externally.</text:p>
              </text:list-item>
              <text:list-item>
                <text:p>Internal address are concealed.</text:p>
              </text:list-item>
              <text:list-item>
                <text:p>The router can direct incoming traffic to an internal node based on a NAT table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6" presentation:class="page"/>
          <draw:frame presentation:style-name="pr5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NAT Table" draw:style-name="dp3" draw:master-page-name="secondImpress" presentation:presentation-page-layout-name="AL2T11" presentation:use-footer-name="ftr1">
        <draw:frame draw:name="Title 1" presentation:style-name="pr1" draw:layer="layout" svg:width="22.859cm" svg:height="3.181cm" svg:x="1.27cm" svg:y="0.764cm" presentation:class="title" presentation:user-transformed="true">
          <draw:text-box>
            <text:p>NAT Table</text:p>
          </draw:text-box>
        </draw:frame>
        <draw:frame draw:name="Content Placeholder 2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You can associate a port with an internal address. </text:p>
              </text:list-item>
              <text:list-item>
                <text:p>All requests on that port are sent to the appropriate internal node. </text:p>
              </text:list-item>
              <text:list-item>
                <text:p>Will require a static internal IP address instead of the more usual dynamic address assigned using DHCP.</text:p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17" presentation:class="page"/>
          <draw:frame presentation:style-name="pr5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8" draw:style-name="dp3" draw:master-page-name="secondImpress" presentation:presentation-page-layout-name="AL1T0" presentation:use-footer-name="ftr1">
        <draw:frame draw:name="Title 3" presentation:style-name="pr1" draw:layer="layout" svg:width="21.174cm" svg:height="3.181cm" svg:x="2.54cm" svg:y="5.076cm" presentation:class="title" presentation:user-transformed="true">
          <draw:text-box>
            <text:p>Personal Firewall</text:p>
          </draw:text-box>
        </draw:frame>
        <presentation:notes draw:style-name="dp4">
          <draw:page-thumbnail draw:style-name="gr1" draw:layer="layout" svg:width="13.008cm" svg:height="10.218cm" svg:x="2.693cm" svg:y="2.07cm" draw:page-number="18" presentation:class="page"/>
          <draw:frame presentation:style-name="pr5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ersonal Firewalls" draw:style-name="dp3" draw:master-page-name="secondImpress" presentation:presentation-page-layout-name="AL2T11" presentation:use-footer-name="ftr1">
        <draw:frame draw:name="Title 1" presentation:style-name="pr1" draw:layer="layout" svg:width="22.859cm" svg:height="3.181cm" svg:x="1.27cm" svg:y="0.764cm" presentation:class="title" presentation:user-transformed="true">
          <draw:text-box>
            <text:p>Personal Firewalls</text:p>
          </draw:text-box>
        </draw:frame>
        <draw:frame draw:name="Content Placeholder 2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Controls network traffic to and from a single computer.</text:p>
              </text:list-item>
              <text:list-item>
                <text:p>Allows the user to control which programs can access the network. </text:p>
              </text:list-item>
              <text:list-item>
                <text:p>Can notify the user when programs access the network.</text:p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19" presentation:class="page"/>
          <draw:frame presentation:style-name="pr5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0" draw:style-name="dp3" draw:master-page-name="secondImpress" presentation:presentation-page-layout-name="AL1T0" presentation:use-footer-name="ftr1">
        <draw:frame draw:name="Rectangle 4" presentation:style-name="pr1" draw:layer="layout" svg:width="21.174cm" svg:height="3.181cm" svg:x="2.54cm" svg:y="5.076cm" presentation:class="title" presentation:user-transformed="true">
          <draw:text-box>
            <text:p>Virtual Private Networks</text:p>
          </draw:text-box>
        </draw:frame>
        <presentation:notes draw:style-name="dp4">
          <draw:page-thumbnail draw:style-name="gr1" draw:layer="layout" svg:width="13.008cm" svg:height="10.218cm" svg:x="2.693cm" svg:y="2.07cm" draw:page-number="20" presentation:class="page"/>
          <draw:frame presentation:style-name="pr5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Virtual Private Networks" draw:style-name="dp3" draw:master-page-name="secondImpress" presentation:use-footer-name="ftr1">
        <draw:frame draw:name="Footer Placeholder 4" presentation:style-name="pr6" draw:text-style-name="P2" draw:layer="layout" svg:width="8.042cm" svg:height="1.269cm" svg:x="8.678cm" svg:y="17.357cm" presentation:class="footer" presentation:user-transformed="true">
          <draw:text-box>
            <text:p text:style-name="P13"><text:span text:style-name="T3">Security</text:span></text:p>
          </draw:text-box>
        </draw:frame>
        <draw:frame draw:name="Slide Number Placeholder 5" presentation:style-name="pr6" draw:text-style-name="P2" draw:layer="layout" svg:width="5.291cm" svg:height="1.269cm" svg:x="18.203cm" svg:y="17.357cm" presentation:class="page-number" presentation:user-transformed="true">
          <draw:text-box>
            <text:p text:style-name="P13"><text:span text:style-name="T3"><text:page-number>&lt;number&gt;</text:page-number></text:span></text:p>
            <text:p text:style-name="P13"><text:span text:style-name="T3"/></text:p>
          </draw:text-box>
        </draw:frame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Virtual Private Network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Most firewalls now support Virtual Private Networks. </text:p>
              </text:list-item>
              <text:list-item>
                <text:p>Traffic between firewalls belonging to the same VPN is transparently encrypted. </text:p>
              </text:list-item>
              <text:list-item>
                <text:p>Some firewalls support the extension of VPN membership to home users PCs. </text:p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1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Virtual Private Network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Virtual Private Network</text:p>
          </draw:text-box>
        </draw:frame>
        <draw:custom-shape draw:name="Rectangle 3" draw:style-name="gr8" draw:text-style-name="P4" draw:layer="layout" svg:width="1.692cm" svg:height="1.269cm" svg:x="4.657cm" svg:y="8.4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4" draw:layer="layout" svg:width="1.692cm" svg:height="1.269cm" svg:x="9.313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4" draw:layer="layout" svg:width="1.692cm" svg:height="1.269cm" svg:x="4.657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4" draw:layer="layout" svg:width="1.692cm" svg:height="1.269cm" svg:x="4.657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4" draw:layer="layout" svg:width="1.692cm" svg:height="1.269cm" svg:x="4.657cm" svg:y="13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4" draw:layer="layout" svg:width="1.692cm" svg:height="1.269cm" svg:x="13.97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4" draw:layer="layout" svg:width="1.692cm" svg:height="1.269cm" svg:x="17.7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4" draw:layer="layout" svg:width="1.692cm" svg:height="1.269cm" svg:x="17.78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1" draw:text-style-name="P4" draw:layer="layout" svg:x1="11.006cm" svg:y1="9.736cm" svg:x2="13.97cm" svg:y2="9.736cm">
          <text:p/>
        </draw:line>
        <draw:custom-shape draw:name="Text Box 12" draw:style-name="gr9" draw:text-style-name="P4" draw:layer="layout" svg:width="2.484cm" svg:height="1.013cm" svg:x="9.103cm" svg:y="10.795cm">
          <text:p text:style-name="P6"><text:span text:style-name="T4">fire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9" draw:text-style-name="P4" draw:layer="layout" svg:width="2.484cm" svg:height="1.013cm" svg:x="13.971cm" svg:y="10.795cm">
          <text:p text:style-name="P6"><text:span text:style-name="T4">fire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9" draw:text-style-name="P4" draw:layer="layout" svg:width="3.297cm" svg:height="1.775cm" svg:x="11.007cm" svg:y="6.773cm">
          <text:p text:style-name="P6"><text:span text:style-name="T4">encrypted</text:span></text:p>
          <text:p text:style-name="P6"><text:span text:style-name="T4">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4" draw:layer="layout" svg:x1="7.62cm" svg:y1="5.926cm" svg:x2="7.62cm" svg:y2="15.663cm">
          <text:p/>
        </draw:line>
        <draw:line draw:name="Line 16" draw:style-name="gr7" draw:text-style-name="P4" draw:layer="layout" svg:x1="7.62cm" svg:y1="9.948cm" svg:x2="9.313cm" svg:y2="9.948cm">
          <text:p/>
        </draw:line>
        <draw:line draw:name="Line 17" draw:style-name="gr7" draw:text-style-name="P4" draw:layer="layout" svg:x1="6.35cm" svg:y1="6.985cm" svg:x2="7.62cm" svg:y2="6.985cm">
          <text:p/>
        </draw:line>
        <draw:line draw:name="Line 18" draw:style-name="gr7" draw:text-style-name="P4" draw:layer="layout" svg:x1="6.35cm" svg:y1="9.101cm" svg:x2="7.62cm" svg:y2="9.101cm">
          <text:p/>
        </draw:line>
        <draw:line draw:name="Line 19" draw:style-name="gr7" draw:text-style-name="P4" draw:layer="layout" svg:x1="6.35cm" svg:y1="11.641cm" svg:x2="7.62cm" svg:y2="11.641cm">
          <text:p/>
        </draw:line>
        <draw:line draw:name="Line 20" draw:style-name="gr7" draw:text-style-name="P4" draw:layer="layout" svg:x1="6.35cm" svg:y1="13.758cm" svg:x2="7.62cm" svg:y2="13.758cm">
          <text:p/>
        </draw:line>
        <draw:custom-shape draw:name="Text Box 21" draw:style-name="gr9" draw:text-style-name="P4" draw:layer="layout" svg:width="1.807cm" svg:height="1.013cm" svg:x="7.368cm" svg:y="15.558cm">
          <text:p text:style-name="P6"><text:span text:style-name="T4">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" draw:text-style-name="P4" draw:layer="layout" svg:x1="16.933cm" svg:y1="6.138cm" svg:x2="16.933cm" svg:y2="15.875cm">
          <text:p/>
        </draw:line>
        <draw:line draw:name="Line 23" draw:style-name="gr7" draw:text-style-name="P4" draw:layer="layout" svg:x1="15.663cm" svg:y1="9.736cm" svg:x2="16.933cm" svg:y2="9.736cm">
          <text:p/>
        </draw:line>
        <draw:custom-shape draw:name="Rectangle 24" draw:style-name="gr8" draw:text-style-name="P4" draw:layer="layout" svg:width="1.692cm" svg:height="1.269cm" svg:x="17.78cm" svg:y="13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8" draw:text-style-name="P4" draw:layer="layout" svg:width="1.692cm" svg:height="1.269cm" svg:x="17.78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7" draw:text-style-name="P4" draw:layer="layout" svg:x1="16.933cm" svg:y1="7.408cm" svg:x2="17.78cm" svg:y2="7.408cm">
          <text:p/>
        </draw:line>
        <draw:line draw:name="Line 27" draw:style-name="gr7" draw:text-style-name="P4" draw:layer="layout" svg:x1="16.933cm" svg:y1="9.948cm" svg:x2="17.78cm" svg:y2="9.948cm">
          <text:p/>
        </draw:line>
        <draw:line draw:name="Line 28" draw:style-name="gr7" draw:text-style-name="P4" draw:layer="layout" svg:x1="16.933cm" svg:y1="11.853cm" svg:x2="17.78cm" svg:y2="11.853cm">
          <text:p/>
        </draw:line>
        <draw:line draw:name="Line 29" draw:style-name="gr7" draw:text-style-name="P4" draw:layer="layout" svg:x1="16.933cm" svg:y1="13.758cm" svg:x2="17.78cm" svg:y2="13.758cm">
          <text:p/>
        </draw:line>
        <draw:custom-shape draw:name="Text Box 30" draw:style-name="gr5" draw:text-style-name="P4" draw:layer="layout" svg:width="1.948cm" svg:height="1.013cm" svg:x="17.145cm" svg:y="15.663cm">
          <text:p text:style-name="P6"><text:span text:style-name="T4">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2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secondImpress" presentation:presentation-page-layout-name="AL1T0" presentation:use-footer-name="ftr1">
        <draw:frame draw:name="Rectangle 4" presentation:style-name="pr1" draw:layer="layout" svg:width="21.174cm" svg:height="3.181cm" svg:x="2.54cm" svg:y="5.076cm" presentation:class="title" presentation:user-transformed="true">
          <draw:text-box>
            <text:p>DMZ</text:p>
          </draw:text-box>
        </draw:frame>
        <presentation:notes draw:style-name="dp4">
          <draw:page-thumbnail draw:style-name="gr1" draw:layer="layout" svg:width="13.008cm" svg:height="10.218cm" svg:x="2.693cm" svg:y="2.07cm" draw:page-number="23" presentation:class="page"/>
          <draw:frame presentation:style-name="pr5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Web Servers behind Firewalls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Web Servers behind Firewall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Pros:</text:p>
                <text:list>
                  <text:list-item>
                    <text:p>The Web server itself is protected</text:p>
                  </text:list-item>
                </text:list>
              </text:list-item>
              <text:list-item>
                <text:p>Cons:</text:p>
                <text:list>
                  <text:list-item>
                    <text:p>Web Servers often host Web applications which can be a security loophole and can reduce the security of other hosts inside the firewall.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4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Web Server outside Firewall Enclave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Web Server outside Firewall Enclave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Pros:</text:p>
                <text:list>
                  <text:list-item>
                    <text:p>Everything else inside the enclave is safer.</text:p>
                  </text:list-item>
                </text:list>
              </text:list-item>
              <text:list-item>
                <text:p>Cons:</text:p>
                <text:list>
                  <text:list-item>
                    <text:p>It is very difficult to protect the Web Server itself.</text:p>
                  </text:list-item>
                  <text:list-item>
                    <text:p>It is difficult to get data (HTTP post) securely into the Firewall Enclave.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5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DMZ" draw:style-name="dp3" draw:master-page-name="secondImpress" presentation:presentation-page-layout-name="AL3T19" presentation:use-footer-name="ftr1">
        <draw:frame draw:name="Rectangle 4" presentation:style-name="pr1" draw:layer="layout" svg:width="22.859cm" svg:height="3.181cm" svg:x="1.27cm" svg:y="0.764cm" presentation:class="title" presentation:user-transformed="true">
          <draw:text-box>
            <text:p>DMZ</text:p>
          </draw:text-box>
        </draw:frame>
        <draw:custom-shape draw:name="Oval 5" draw:style-name="gr21" draw:text-style-name="P4" draw:layer="layout" svg:width="10.203cm" svg:height="7.002cm" svg:x="2.5cm" svg:y="6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22" draw:text-style-name="P4" draw:layer="layout" svg:width="21.805cm" svg:height="10.798cm" svg:x="0.9cm" svg:y="5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" draw:style-name="gr23" draw:text-style-name="P15" draw:layer="layout" svg:width="4.003cm" svg:height="1.6cm" svg:x="14.702cm" svg:y="8.123cm">
          <text:p text:style-name="P14"><text:span text:style-name="T5">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15" draw:layer="layout" svg:width="1.879cm" svg:height="1.013cm" svg:x="13.761cm" svg:y="11.981cm">
          <text:p text:style-name="P14"><text:span text:style-name="T5">DM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9" draw:text-style-name="P15" draw:layer="layout" svg:width="4.377cm" svg:height="1.013cm" svg:x="4.911cm" svg:y="8.78cm">
          <text:p text:style-name="P14"><text:span text:style-name="T5">Inner Encl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4" draw:text-style-name="P4" draw:layer="layout" svg:x1="20.902cm" svg:y1="15.125cm" svg:x2="20.302cm" svg:y2="13.925cm">
          <text:p/>
        </draw:line>
        <draw:custom-shape draw:name="Text Box 13" draw:style-name="gr9" draw:text-style-name="P15" draw:layer="layout" svg:width="4.52cm" svg:height="1.013cm" svg:x="17.905cm" svg:y="15.527cm">
          <text:p text:style-name="P14"><text:span text:style-name="T5">Outer Encl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26" presentation:class="page"/>
          <draw:frame presentation:style-name="pr5" draw:text-style-name="P16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Web Servers and Multiple Firewalls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DMZ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eb servers put in an outside enclave, protected by a packet-filtering firewall.</text:p>
              </text:list-item>
              <text:list-item>
                <text:p>Corporate network inside an (inner) enclave.</text:p>
              </text:list-item>
              <text:list-item>
                <text:p>The outer fire either directs traffic to Web Server or inside firewall.</text:p>
              </text:list-item>
              <text:list-item>
                <text:p>The middle network sometimes known as a DMZ (Demilitarized Zone). </text:p>
              </text:list-item>
              <text:list-item>
                <text:p>Sometimes the DMZ provides a VPN to allow remote administration of Web Server.</text:p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7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roblems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Problems with Firewall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Firewalls can be a problem for users (not allowed to do what they want to do, for example downloading ZIP files).</text:p>
              </text:list-item>
              <text:list-item>
                <text:p>Maven – needs to be configured for proxy server. (Plugins downloaded as JAR files).</text:p>
              </text:list-item>
              <text:list-item>
                <text:p>Grails – plugins downloaded as zip files. </text:p>
              </text:list-item>
              <text:list-item>
                <text:p>[Dan's Guardian (&amp;Squid) configured with grails.org added to a whitelist of sites. ]</text:p>
              </text:list-item>
              <text:list-item>
                <text:p>This requires communication with the firewall administrator. </text:p>
              </text:list-item>
            </text:list>
          </draw:text-box>
        </draw:frame>
        <presentation:notes draw:style-name="dp2">
          <draw:frame draw:name="Rectangle 7" presentation:style-name="pr2" draw:text-style-name="P2" draw:layer="layout" svg:width="7.972cm" svg:height="1.362cm" svg:x="10.425cm" svg:y="25.889cm" presentation:class="page-number" presentation:user-transformed="true">
            <draw:text-box>
              <text:p text:style-name="P1"><text:span text:style-name="T1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8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Firewalls and RMI/CORBA" draw:style-name="dp3" draw:master-page-name="secondImpress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Firewalls and RMI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Firewalls are a problem for developers of distributed applications using RMI. </text:p>
              </text:list-item>
              <text:list-item>
                <text:p>Firewalls on the client side are normally not under the control of the distributed application developer.</text:p>
              </text:list-item>
              <text:list-item>
                <text:p>They often (always?) forbid the client server interaction over JRMP (Java Remote Method Protocol).</text:p>
              </text:list-item>
              <text:list-item>
                <text:p>(Port number 1099.)</text:p>
              </text:list-item>
              <text:list-item>
                <text:p>This is a problem for internet application but not intranet applications.</text:p>
              </text:list-item>
            </text:list>
          </draw:text-box>
        </draw:frame>
        <presentation:notes draw:style-name="dp2">
          <draw:custom-shape draw:name="Rectangle 7" draw:style-name="gr3" draw:text-style-name="P4" draw:layer="layout" svg:width="7.972cm" svg:height="1.362cm" svg:x="10.425cm" svg:y="25.889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3.625cm" svg:height="10.221cm" svg:x="2.386cm" svg:y="2.042cm" draw:page-number="29" presentation:class="page"/>
          <draw:frame draw:name="Rectangle 3" presentation:style-name="pr3" draw:text-style-name="P3" draw:layer="layout" svg:width="13.493cm" svg:height="12.262cm" svg:x="2.452cm" svg:y="12.943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secondImpress" presentation:presentation-page-layout-name="AL4T1" presentation:use-footer-name="ftr1">
        <draw:frame presentation:style-name="pr7" draw:layer="layout" svg:width="23.223cm" svg:height="3.232cm" svg:x="1.27cm" svg:y="0.759cm" presentation:class="title">
          <draw:text-box>
            <text:p>Firewalls and RMI</text:p>
          </draw:text-box>
        </draw:frame>
        <draw:custom-shape draw:style-name="gr25" draw:text-style-name="P18" draw:layer="layout" svg:width="5.8cm" svg:height="2cm" svg:x="3.6cm" svg:y="8.8cm">
          <text:p text:style-name="P17">Client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.8cm" svg:height="2cm" svg:x="16cm" svg:y="8.2cm">
          <text:p text:style-name="P17">Server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0.4cm" svg:height="10.2cm" svg:x="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0.4cm" svg:height="10.2cm" svg:x="13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cm" svg:height="0.962cm" svg:x="11cm" svg:y="15.4cm">
          <draw:text-box>
            <text:p>Firewalls</text:p>
          </draw:text-box>
        </draw:frame>
        <draw:line draw:style-name="gr13" draw:text-style-name="P8" draw:layer="layout" svg:x1="11.8cm" svg:y1="15.2cm" svg:x2="10.8cm" svg:y2="13.8cm">
          <text:p/>
        </draw:line>
        <draw:line draw:style-name="gr13" draw:text-style-name="P8" draw:layer="layout" svg:x1="13cm" svg:y1="15cm" svg:x2="15.2cm" svg:y2="13.4cm">
          <text:p/>
        </draw:line>
        <presentation:notes draw:style-name="dp2">
          <draw:page-thumbnail draw:style-name="gr1" draw:layer="layout" svg:width="13.008cm" svg:height="10.218cm" svg:x="2.693cm" svg:y="2.07cm" draw:page-number="30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Web Services" draw:style-name="dp3" draw:master-page-name="secondImpress" presentation:presentation-page-layout-name="AL2T11" presentation:use-footer-name="ftr1">
        <draw:frame draw:name="Rectangle 2" presentation:style-name="pr1" draw:layer="layout" svg:width="22.859cm" svg:height="3.181cm" svg:x="1.27cm" svg:y="0.764cm" presentation:class="title" presentation:user-transformed="true">
          <draw:text-box>
            <text:p>Web Services</text:p>
          </draw:text-box>
        </draw:frame>
        <draw:frame draw:name="Rectangle 3" presentation:style-name="pr4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JRMP (or IIOP) are binary protocols. </text:p>
              </text:list-item>
              <text:list-item>
                <text:p>They were never designed to run over HTTP. </text:p>
              </text:list-item>
              <text:list-item>
                <text:p>Hence the evolution of Web Services.</text:p>
                <text:list>
                  <text:list-item>
                    <text:p>Run over HTTP</text:p>
                  </text:list-item>
                  <text:list-item>
                    <text:p>Text messages (XML or JSON) </text:p>
                  </text:list-item>
                </text:list>
              </text:list-item>
              <text:list-item>
                <text:p>No problem with client side firewalls. </text:p>
              </text:list-item>
              <text:list-item>
                <text:p><text:s/></text:p>
                <text:p/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31" presentation:class="page"/>
          <draw:frame presentation:style-name="pr5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rewalls</dc:title>
    <meta:initial-creator>Paul Jacob</meta:initial-creator>
    <dc:creator>Paul Jacob</dc:creator>
    <meta:editing-cycles>54</meta:editing-cycles>
    <meta:print-date>2000-10-03T11:11:38</meta:print-date>
    <meta:creation-date>2000-05-11T18:21:41</meta:creation-date>
    <dc:date>2019-03-21T16:51:07.577271643</dc:date>
    <meta:editing-duration>PT21M14S</meta:editing-duration>
    <meta:generator>LibreOffice/6.0.7.3$Linux_X86_64 LibreOffice_project/00m0$Build-3</meta:generator>
    <meta:document-statistic meta:object-count="257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paul" xlink:href=""/>
  </office:meta>
</office:document-meta>
</file>